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Roboto Slab" svg:font-family="'Roboto Slab', ff-tisa-web-pro, Georgia, Arial, sans-serif"/>
    <style:font-face style:name="SFMono-Regular" svg:font-family="SFMono-Regular, Menlo, Monaco, Consolas, 'Liberation Mono', 'Courier New',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25in" loext:contextual-spacing="false" style:line-height-at-least="0.25in" fo:text-indent="0in" style:auto-text-indent="false"/>
      <style:text-properties fo:font-variant="normal" fo:text-transform="none" fo:color="#404040" style:font-name="Lato" fo:font-size="12pt" fo:letter-spacing="normal" fo:font-style="normal" fo:font-weight="normal"/>
    </style:style>
    <style:style style:name="P2" style:family="paragraph" style:parent-style-name="Text_20_body">
      <style:paragraph-properties fo:margin-left="0in" fo:margin-right="0in" fo:margin-top="0in" fo:margin-bottom="0.25in" loext:contextual-spacing="false" style:line-height-at-least="0.25in" fo:text-indent="0in" style:auto-text-indent="false"/>
    </style:style>
    <style:style style:name="P3" style:family="paragraph" style:parent-style-name="Text_20_body" style:list-style-name="L2">
      <style:paragraph-properties fo:margin-left="0.25in" fo:margin-right="0in" fo:margin-top="0in" fo:margin-bottom="0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4" style:family="paragraph" style:parent-style-name="Text_20_body" style:list-style-name="L1">
      <style:paragraph-properties fo:margin-left="0.25in" fo:margin-right="0in" fo:margin-top="0in" fo:margin-bottom="0.25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5" style:family="paragraph" style:parent-style-name="Text_20_body" style:list-style-name="L1">
      <style:paragraph-properties fo:margin-left="0.25in" fo:margin-right="0in" fo:margin-top="0in" fo:margin-bottom="0.25in" loext:contextual-spacing="false" style:line-height-at-least="0.25in" fo:text-indent="0in" style:auto-text-indent="false" fo:padding="0in" fo:border="none"/>
    </style:style>
    <style:style style:name="P6" style:family="paragraph" style:parent-style-name="Text_20_body" style:list-style-name="L2">
      <style:paragraph-properties fo:margin-left="0.25in" fo:margin-right="0in" fo:margin-top="0in" fo:margin-bottom="0.1252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7" style:family="paragraph" style:parent-style-name="Heading_20_2">
      <style:paragraph-properties fo:margin-top="0in" fo:margin-bottom="0.0972in" loext:contextual-spacing="false"/>
      <style:text-properties style:font-name="Roboto Slab" fo:font-size="18pt" fo:font-weight="bold"/>
    </style:style>
    <style:style style:name="P8" style:family="paragraph" style:parent-style-name="Heading_20_2">
      <style:paragraph-properties fo:margin-top="0in" fo:margin-bottom="0.0972in" loext:contextual-spacing="false"/>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9" style:family="paragraph" style:parent-style-name="Heading_20_2">
      <style:paragraph-properties fo:margin-top="0in" fo:margin-bottom="0.0972in" loext:contextual-spacing="false"/>
      <style:text-properties fo:font-variant="normal" fo:text-transform="none" fo:color="#404040" style:font-name="Lato" fo:font-size="12pt" fo:letter-spacing="normal" fo:font-style="normal" fo:font-weight="bold" style:font-name-asian="Lato" style:font-size-asian="12pt" style:font-style-asian="normal" style:font-weight-asian="bold" style:font-name-complex="Lato" style:font-size-complex="12pt" style:font-style-complex="normal" style:font-weight-complex="bold"/>
    </style:style>
    <style:style style:name="P10" style:family="paragraph" style:parent-style-name="Quotations" style:list-style-name="L2">
      <style:paragraph-properties fo:margin-left="1.1437in" fo:margin-right="0.3937in" fo:margin-top="0in" fo:margin-bottom="0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11" style:family="paragraph" style:parent-style-name="Preformatted_20_Text">
      <style:paragraph-properties fo:margin-left="0in" fo:margin-right="0in" fo:margin-top="0in" fo:margin-bottom="0in" loext:contextual-spacing="false" fo:line-height="140%" fo:text-indent="0in" style:auto-text-indent="false" fo:padding="0in" fo:border="none"/>
      <style:text-properties fo:font-variant="normal" fo:text-transform="none" fo:color="#4070a0" style:font-name="SFMono-Regular" fo:font-size="9pt" fo:letter-spacing="normal" fo:font-style="italic" fo:font-weight="normal" fo:background-color="#eeffcc" loext:padding="0.0193in" loext:border="0.06pt solid #e1e4e5"/>
    </style:style>
    <style:style style:name="P12" style:family="paragraph" style:parent-style-name="Preformatted_20_Text">
      <style:paragraph-properties fo:margin-left="0in" fo:margin-right="0in" fo:margin-top="0in" fo:margin-bottom="0in" loext:contextual-spacing="false" fo:line-height="140%" fo:text-indent="0in" style:auto-text-indent="false" fo:padding="0in" fo:border="none"/>
      <style:text-properties fo:font-variant="normal" fo:text-transform="none" fo:color="#408090" style:font-name="SFMono-Regular" fo:font-size="9pt" fo:letter-spacing="normal" fo:font-style="italic" fo:font-weight="normal" fo:background-color="#eeffcc" loext:padding="0.0193in" loext:border="0.06pt solid #e1e4e5"/>
    </style:style>
    <style:style style:name="P13" style:family="paragraph" style:parent-style-name="Preformatted_20_Text">
      <style:paragraph-properties fo:margin-left="0in" fo:margin-right="0in" fo:margin-top="0in" fo:margin-bottom="0in" loext:contextual-spacing="false" fo:line-height="140%" fo:text-indent="0in" style:auto-text-indent="false" fo:padding="0in" fo:border="none"/>
      <style:text-properties fo:font-variant="normal" fo:text-transform="none" fo:color="#408090" style:font-name="SFMono-Regular" fo:font-size="9pt" fo:letter-spacing="normal" fo:font-style="italic" fo:font-weight="normal" fo:background-color="#eeffcc" loext:padding="0in" loext:border="none"/>
    </style:style>
    <style:style style:name="P14" style:family="paragraph" style:parent-style-name="Preformatted_20_Text">
      <style:paragraph-properties fo:margin-left="0in" fo:margin-right="0in" fo:margin-top="0in" fo:margin-bottom="0in" loext:contextual-spacing="false" fo:line-height="140%" fo:text-indent="0in" style:auto-text-indent="false" fo:padding="0in" fo:border="none"/>
      <style:text-properties fo:font-variant="normal" fo:text-transform="none" fo:color="#404040" style:font-name="SFMono-Regular" fo:font-size="9pt" fo:letter-spacing="normal" fo:font-style="normal" fo:font-weight="normal" fo:background-color="#eeffcc" loext:padding="0.0193in" loext:border="0.06pt solid #e1e4e5"/>
    </style:style>
    <style:style style:name="P15" style:family="paragraph" style:parent-style-name="Preformatted_20_Text">
      <style:paragraph-properties fo:margin-left="0in" fo:margin-right="0in" fo:margin-top="0in" fo:margin-bottom="0in" loext:contextual-spacing="false" fo:line-height="140%" fo:text-indent="0in" style:auto-text-indent="false" fo:padding="0in" fo:border="none"/>
      <style:text-properties fo:font-variant="normal" fo:text-transform="none" fo:color="#404040" style:font-name="SFMono-Regular" fo:font-size="9pt" fo:letter-spacing="normal" fo:font-style="normal" fo:font-weight="normal" fo:background-color="#eeffcc" loext:padding="0in" loext:border="none"/>
    </style:style>
    <style:style style:name="P16" style:family="paragraph" style:parent-style-name="Preformatted_20_Text">
      <style:paragraph-properties fo:margin-top="0in" fo:margin-bottom="0in" loext:contextual-spacing="false" fo:line-height="140%" fo:padding="0in" fo:border="none"/>
      <style:text-properties fo:font-variant="normal" fo:text-transform="none" fo:color="#4070a0" style:font-name="SFMono-Regular" fo:font-size="9pt" fo:letter-spacing="normal" fo:font-style="italic" fo:font-weight="normal" fo:background-color="#eeffcc" loext:padding="0.0193in" loext:border="0.06pt solid #e1e4e5"/>
    </style:style>
    <style:style style:name="P17" style:family="paragraph" style:parent-style-name="Preformatted_20_Text">
      <style:paragraph-properties fo:margin-top="0in" fo:margin-bottom="0in" loext:contextual-spacing="false" fo:line-height="140%" fo:padding="0in" fo:border="none"/>
      <style:text-properties fo:font-variant="normal" fo:text-transform="none" fo:color="#4070a0" style:font-name="SFMono-Regular" fo:font-size="9pt" fo:letter-spacing="normal" fo:font-style="normal" fo:font-weight="normal" fo:background-color="#eeffcc" loext:padding="0.0193in" loext:border="0.06pt solid #e1e4e5"/>
    </style:style>
    <style:style style:name="P18" style:family="paragraph" style:parent-style-name="Preformatted_20_Text">
      <style:paragraph-properties fo:margin-top="0in" fo:margin-bottom="0in" loext:contextual-spacing="false" fo:line-height="140%" fo:padding="0in" fo:border="none"/>
      <style:text-properties fo:font-variant="normal" fo:text-transform="none" fo:color="#4070a0" fo:letter-spacing="normal" fo:background-color="#eeffcc" loext:padding="0.0193in" loext:border="0.06pt solid #e1e4e5"/>
    </style:style>
    <style:style style:name="P19" style:family="paragraph" style:parent-style-name="Preformatted_20_Text">
      <style:paragraph-properties fo:margin-top="0in" fo:margin-bottom="0in" loext:contextual-spacing="false" fo:line-height="140%" fo:padding="0in" fo:border="none"/>
      <style:text-properties fo:font-variant="normal" fo:text-transform="none" fo:color="#404040" style:font-name="SFMono-Regular" fo:font-size="9pt" fo:letter-spacing="normal" fo:font-style="normal" fo:font-weight="normal" fo:background-color="#eeffcc" loext:padding="0.0193in" loext:border="0.06pt solid #e1e4e5"/>
    </style:style>
    <style:style style:name="P20" style:family="paragraph" style:parent-style-name="Preformatted_20_Text">
      <style:paragraph-properties fo:margin-top="0in" fo:margin-bottom="0in" loext:contextual-spacing="false" fo:line-height="140%" fo:padding="0in" fo:border="none"/>
      <style:text-properties fo:font-variant="normal" fo:text-transform="none" fo:color="#404040" style:font-name="SFMono-Regular" fo:font-size="9pt" fo:letter-spacing="normal" fo:font-style="normal" fo:font-weight="normal" fo:background-color="#eeffcc" loext:padding="0in" loext:border="none"/>
    </style:style>
    <style:style style:name="P21" style:family="paragraph" style:parent-style-name="Preformatted_20_Text">
      <style:paragraph-properties fo:margin-top="0in" fo:margin-bottom="0in" loext:contextual-spacing="false" fo:line-height="140%" fo:padding="0in" fo:border="none"/>
      <style:text-properties fo:font-variant="normal" fo:text-transform="none" fo:color="#404040" fo:letter-spacing="normal" fo:background-color="#eeffcc" loext:padding="0.0193in" loext:border="0.06pt solid #e1e4e5"/>
    </style:style>
    <style:style style:name="P22" style:family="paragraph" style:parent-style-name="Preformatted_20_Text">
      <style:paragraph-properties fo:margin-top="0in" fo:margin-bottom="0in" loext:contextual-spacing="false" fo:line-height="140%" fo:padding="0in" fo:border="none"/>
      <style:text-properties fo:font-variant="normal" fo:text-transform="none" fo:color="#408090" style:font-name="SFMono-Regular" fo:font-size="9pt" fo:letter-spacing="normal" fo:font-style="italic" fo:font-weight="normal" fo:background-color="#eeffcc" loext:padding="0.0193in" loext:border="0.06pt solid #e1e4e5"/>
    </style:style>
    <style:style style:name="P23" style:family="paragraph" style:parent-style-name="Preformatted_20_Text">
      <style:paragraph-properties fo:margin-top="0in" fo:margin-bottom="0in" loext:contextual-spacing="false" fo:line-height="140%" fo:padding="0in" fo:border="none"/>
      <style:text-properties fo:font-variant="normal" fo:text-transform="none" fo:color="#408090" style:font-name="SFMono-Regular" fo:font-size="9pt" fo:letter-spacing="normal" fo:font-style="italic" fo:font-weight="normal" fo:background-color="#eeffcc" loext:padding="0in" loext:border="none"/>
    </style:style>
    <style:style style:name="P24" style:family="paragraph" style:parent-style-name="Preformatted_20_Text">
      <style:paragraph-properties fo:margin-top="0in" fo:margin-bottom="0in" loext:contextual-spacing="false" fo:line-height="140%" fo:padding="0in" fo:border="none"/>
    </style:style>
    <style:style style:name="P25" style:family="paragraph" style:parent-style-name="Heading_20_1">
      <style:paragraph-properties fo:margin-top="0in" fo:margin-bottom="0.0972in" loext:contextual-spacing="false"/>
      <style:text-properties style:font-name="Roboto Slab" fo:font-size="21pt" fo:font-weight="bold"/>
    </style:style>
    <style:style style:name="P26" style:family="paragraph" style:parent-style-name="Heading_20_3">
      <style:paragraph-properties fo:margin-top="0in" fo:margin-bottom="0.0972in" loext:contextual-spacing="false"/>
      <style:text-properties style:font-name="Roboto Slab" fo:font-size="15pt" fo:font-weight="bold"/>
    </style:style>
    <style:style style:name="P27" style:family="paragraph" style:parent-style-name="Heading_20_3">
      <style:paragraph-properties fo:margin-top="0in" fo:margin-bottom="0.0972in" loext:contextual-spacing="false"/>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T1" style:family="text">
      <style:text-properties fo:color="#007020"/>
    </style:style>
    <style:style style:name="T2" style:family="text">
      <style:text-properties fo:color="#007020" fo:font-weight="bold"/>
    </style:style>
    <style:style style:name="T3" style:family="text">
      <style:text-properties fo:color="#007020" style:font-name="SFMono-Regular" fo:font-size="9pt" fo:font-style="normal" fo:font-weight="bold"/>
    </style:style>
    <style:style style:name="T4" style:family="text">
      <style:text-properties fo:color="#0e84b5" fo:font-weight="bold"/>
    </style:style>
    <style:style style:name="T5" style:family="text">
      <style:text-properties fo:color="#666666"/>
    </style:style>
    <style:style style:name="T6" style:family="text">
      <style:text-properties fo:color="#666666" style:font-name="SFMono-Regular" fo:font-size="9pt" fo:font-style="normal" fo:font-weight="normal"/>
    </style:style>
    <style:style style:name="T7" style:family="text">
      <style:text-properties style:font-name="SFMono-Regular" fo:font-size="9pt" fo:font-style="normal" fo:font-weight="normal"/>
    </style:style>
    <style:style style:name="T8" style:family="text">
      <style:text-properties fo:color="#4070a0"/>
    </style:style>
    <style:style style:name="T9" style:family="text">
      <style:text-properties fo:color="#4070a0" style:font-name="SFMono-Regular" fo:font-size="9pt" fo:font-style="normal" fo:font-weight="normal"/>
    </style:style>
    <style:style style:name="T10" style:family="text">
      <style:text-properties fo:color="#208050"/>
    </style:style>
    <style:style style:name="T11" style:family="text">
      <style:text-properties fo:color="#208050" style:font-name="SFMono-Regular" fo:font-size="9pt" fo:font-style="normal" fo:font-weight="normal"/>
    </style:style>
    <style:style style:name="T12" style:family="text">
      <style:text-properties fo:color="#408090" style:font-name="SFMono-Regular" fo:font-size="9pt" fo:font-style="italic" fo:font-weight="normal"/>
    </style:style>
    <style:style style:name="T13" style:family="text">
      <style:text-properties fo:color="#70a0d0" style:font-name="SFMono-Regular" fo:font-size="9pt" fo:font-style="italic" fo:font-weight="normal"/>
    </style:style>
    <style:style style:name="T14" style:family="text">
      <style:text-properties fo:color="#404040" style:text-line-through-style="none" style:text-line-through-type="none" style:text-underline-style="none" style:text-blinking="false"/>
    </style:style>
    <style:style style:name="T15" style:family="text">
      <style:text-properties fo:font-variant="normal" fo:text-transform="none" fo:color="#404040" style:font-name="Lato" fo:font-size="12pt" fo:letter-spacing="normal" fo:font-style="normal" fo:font-weight="normal"/>
    </style:style>
    <style:style style:name="T16" style:family="text">
      <style:text-properties fo:font-variant="normal" fo:text-transform="none" fo:color="#404040" style:text-line-through-style="none" style:text-line-through-type="none" style:font-name="SFMono-Regular" fo:font-size="9pt" fo:letter-spacing="normal" fo:font-style="normal" style:text-underline-style="none" fo:font-weight="bold" style:text-blinking="false" fo:background-color="#ffffff" loext:char-shading-value="0" loext:padding-left="0.052in" loext:padding-right="0.052in" loext:padding-top="0.0209in" loext:padding-bottom="0.0209in" loext:border="0.06pt solid #e1e4e5"/>
    </style:style>
    <style:style style:name="T17" style:family="text">
      <style:text-properties fo:font-variant="normal" fo:text-transform="none" fo:color="#e74c3c" style:font-name="SFMono-Regular" fo:font-size="9pt" fo:letter-spacing="normal" fo:font-style="normal" fo:font-weight="normal" fo:background-color="#ffffff" loext:char-shading-value="0" loext:padding-left="0.052in" loext:padding-right="0.052in" loext:padding-top="0.0209in" loext:padding-bottom="0.0209in" loext:border="0.06pt solid #e1e4e5"/>
    </style:style>
    <style:style style:name="T18"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19" style:family="text">
      <style:text-properties officeooo:rsid="0010b64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19">Apache Airflow T</text:span>utorial</text:h>
      <text:section text:style-name="Sect1" text:name="tutorial">
        <text:p text:style-name="P1"/>
        <text:p text:style-name="P1"><text:a xlink:type="simple" xlink:href="https://airflow.apache.org/tutorial.html" text:style-name="Internet_20_link" text:visited-style-name="Visited_20_Internet_20_Link">https://airflow.apache.org/tutorial.html</text:a></text:p>
        <text:p text:style-name="P1"/>
        <text:p text:style-name="P1">This tutorial walks you through some of the fundamental Airflow concepts, objects, and their usage while writing your first pipeline.</text:p>
        <text:section text:style-name="Sect1" text:name="example-pipeline-definition">
          <text:h text:style-name="P7" text:outline-level="2">Example Pipeline definition</text:h>
          <text:p text:style-name="P1">Here is an example of a basic pipeline definition. Do not worry if this looks complicated, a line by line explanation follows below.</text:p>
          <text:p text:style-name="P11">"""</text:p>
          <text:p text:style-name="P16">Code that goes along with the Airflow tutorial located at:</text:p>
          <text:p text:style-name="P16">https://github.com/apache/incubator-airflow/blob/master/airflow/example_dags/tutorial.py</text:p>
          <text:p text:style-name="P16">"""</text:p>
          <text:p text:style-name="P19"><text:span text:style-name="T2">from</text:span> <text:span text:style-name="T4">airflow</text:span> <text:span text:style-name="T2">import</text:span> DAG</text:p>
          <text:p text:style-name="P19"><text:span text:style-name="T2">from</text:span> <text:span text:style-name="T4">airflow.operators.bash_operator</text:span> <text:span text:style-name="T2">import</text:span> BashOperator</text:p>
          <text:p text:style-name="P19"><text:span text:style-name="T2">from</text:span> <text:span text:style-name="T4">datetime</text:span> <text:span text:style-name="T2">import</text:span> datetime, timedelta</text:p>
          <text:p text:style-name="P24"/>
          <text:p text:style-name="P24"/>
          <text:p text:style-name="P19">default_args <text:span text:style-name="T5">=</text:span> {</text:p>
          <text:p text:style-name="P21"><text:s text:c="4"/><text:span text:style-name="T9">'owner'</text:span><text:span text:style-name="T7">: </text:span><text:span text:style-name="T9">'airflow'</text:span><text:span text:style-name="T7">,</text:span></text:p>
          <text:p text:style-name="P21"><text:s text:c="4"/><text:span text:style-name="T9">'depends_on_past'</text:span><text:span text:style-name="T7">: </text:span><text:span text:style-name="T3">False</text:span><text:span text:style-name="T7">,</text:span></text:p>
          <text:p text:style-name="P21"><text:s text:c="4"/><text:span text:style-name="T9">'start_date'</text:span><text:span text:style-name="T7">: datetime(</text:span><text:span text:style-name="T11">2015</text:span><text:span text:style-name="T7">, </text:span><text:span text:style-name="T11">6</text:span><text:span text:style-name="T7">, </text:span><text:span text:style-name="T11">1</text:span><text:span text:style-name="T7">),</text:span></text:p>
          <text:p text:style-name="P21"><text:s text:c="4"/><text:span text:style-name="T9">'email'</text:span><text:span text:style-name="T7">: [</text:span><text:span text:style-name="T9">'airflow@example.com'</text:span><text:span text:style-name="T7">],</text:span></text:p>
          <text:p text:style-name="P21"><text:s text:c="4"/><text:span text:style-name="T9">'email_on_failure'</text:span><text:span text:style-name="T7">: </text:span><text:span text:style-name="T3">False</text:span><text:span text:style-name="T7">,</text:span></text:p>
          <text:p text:style-name="P21"><text:s text:c="4"/><text:span text:style-name="T9">'email_on_retry'</text:span><text:span text:style-name="T7">: </text:span><text:span text:style-name="T3">False</text:span><text:span text:style-name="T7">,</text:span></text:p>
          <text:p text:style-name="P21"><text:s text:c="4"/><text:span text:style-name="T9">'retries'</text:span><text:span text:style-name="T7">: </text:span><text:span text:style-name="T11">1</text:span><text:span text:style-name="T7">,</text:span></text:p>
          <text:p text:style-name="P21"><text:s text:c="4"/><text:span text:style-name="T9">'retry_delay'</text:span><text:span text:style-name="T7">: timedelta(minutes</text:span><text:span text:style-name="T6">=</text:span><text:span text:style-name="T11">5</text:span><text:span text:style-name="T7">),</text:span></text:p>
          <text:p text:style-name="P21"><text:s text:c="4"/><text:span text:style-name="T12"># 'queue': 'bash_queue',</text:span></text:p>
          <text:p text:style-name="P21"><text:s text:c="4"/><text:span text:style-name="T12"># 'pool': 'backfill',</text:span></text:p>
          <text:p text:style-name="P21"><text:s text:c="4"/><text:span text:style-name="T12"># 'priority_weight': 10,</text:span></text:p>
          <text:p text:style-name="P21"><text:soft-page-break/><text:s text:c="4"/><text:span text:style-name="T12"># 'end_date': datetime(2016, 1, 1),</text:span></text:p>
          <text:p text:style-name="P19">}</text:p>
          <text:p text:style-name="P24"/>
          <text:p text:style-name="P19">dag <text:span text:style-name="T5">=</text:span> DAG(<text:span text:style-name="T8">'tutorial'</text:span>, default_args<text:span text:style-name="T5">=</text:span>default_args, schedule_interval<text:span text:style-name="T5">=</text:span>timedelta(days<text:span text:style-name="T5">=</text:span><text:span text:style-name="T10">1</text:span>))</text:p>
          <text:p text:style-name="P24"/>
          <text:p text:style-name="P22"># t1, t2 and t3 are examples of tasks created by instantiating operators</text:p>
          <text:p text:style-name="P19">t1 <text:span text:style-name="T5">=</text:span> BashOperator(</text:p>
          <text:p text:style-name="P21"><text:s text:c="4"/><text:span text:style-name="T7">task_id</text:span><text:span text:style-name="T6">=</text:span><text:span text:style-name="T9">'print_date'</text:span><text:span text:style-name="T7">,</text:span></text:p>
          <text:p text:style-name="P21"><text:s text:c="4"/><text:span text:style-name="T7">bash_command</text:span><text:span text:style-name="T6">=</text:span><text:span text:style-name="T9">'date'</text:span><text:span text:style-name="T7">,</text:span></text:p>
          <text:p text:style-name="P21"><text:s text:c="4"/><text:span text:style-name="T7">dag</text:span><text:span text:style-name="T6">=</text:span><text:span text:style-name="T7">dag)</text:span></text:p>
          <text:p text:style-name="P24"/>
          <text:p text:style-name="P19">t2 <text:span text:style-name="T5">=</text:span> BashOperator(</text:p>
          <text:p text:style-name="P21"><text:s text:c="4"/><text:span text:style-name="T7">task_id</text:span><text:span text:style-name="T6">=</text:span><text:span text:style-name="T9">'sleep'</text:span><text:span text:style-name="T7">,</text:span></text:p>
          <text:p text:style-name="P21"><text:s text:c="4"/><text:span text:style-name="T7">bash_command</text:span><text:span text:style-name="T6">=</text:span><text:span text:style-name="T9">'sleep 5'</text:span><text:span text:style-name="T7">,</text:span></text:p>
          <text:p text:style-name="P21"><text:s text:c="4"/><text:span text:style-name="T7">retries</text:span><text:span text:style-name="T6">=</text:span><text:span text:style-name="T11">3</text:span><text:span text:style-name="T7">,</text:span></text:p>
          <text:p text:style-name="P21"><text:s text:c="4"/><text:span text:style-name="T7">dag</text:span><text:span text:style-name="T6">=</text:span><text:span text:style-name="T7">dag)</text:span></text:p>
          <text:p text:style-name="P24"/>
          <text:p text:style-name="P19">templated_command <text:span text:style-name="T5">=</text:span> <text:span text:style-name="T8">"""</text:span></text:p>
          <text:p text:style-name="P21"><text:span text:style-name="T8"><text:s text:c="4"/></text:span><text:span text:style-name="T9">{</text:span><text:span text:style-name="T13">% f</text:span><text:span text:style-name="T9">or i in range(5) %}</text:span></text:p>
          <text:p text:style-name="P18"><text:s text:c="8"/><text:span text:style-name="T7">echo "{{ ds }}"</text:span></text:p>
          <text:p text:style-name="P18"><text:s text:c="8"/><text:span text:style-name="T7">echo "{{ macros.ds_add(ds, 7)}}"</text:span></text:p>
          <text:p text:style-name="P18"><text:s text:c="8"/><text:span text:style-name="T7">echo "{{ params.my_param }}"</text:span></text:p>
          <text:p text:style-name="P21"><text:span text:style-name="T8"><text:s text:c="4"/></text:span><text:span text:style-name="T9">{</text:span><text:span text:style-name="T13">% e</text:span><text:span text:style-name="T9">ndfor %}</text:span></text:p>
          <text:p text:style-name="P17">"""</text:p>
          <text:p text:style-name="P24"/>
          <text:p text:style-name="P19">t3 <text:span text:style-name="T5">=</text:span> BashOperator(</text:p>
          <text:p text:style-name="P21"><text:s text:c="4"/><text:span text:style-name="T7">task_id</text:span><text:span text:style-name="T6">=</text:span><text:span text:style-name="T9">'templated'</text:span><text:span text:style-name="T7">,</text:span></text:p>
          <text:p text:style-name="P21"><text:s text:c="4"/><text:span text:style-name="T7">bash_command</text:span><text:span text:style-name="T6">=</text:span><text:span text:style-name="T7">templated_command,</text:span></text:p>
          <text:p text:style-name="P21"><text:s text:c="4"/><text:span text:style-name="T7">params</text:span><text:span text:style-name="T6">=</text:span><text:span text:style-name="T7">{</text:span><text:span text:style-name="T9">'my_param'</text:span><text:span text:style-name="T7">: </text:span><text:span text:style-name="T9">'Parameter I passed in'</text:span><text:span text:style-name="T7">},</text:span></text:p>
          <text:p text:style-name="P21"><text:s text:c="4"/><text:span text:style-name="T7">dag</text:span><text:span text:style-name="T6">=</text:span><text:span text:style-name="T7">dag)</text:span></text:p>
          <text:p text:style-name="P24"/>
          <text:p text:style-name="P19">t2<text:span text:style-name="T5">.</text:span>set_upstream(t1)</text:p>
          <text:p text:style-name="P19">t3<text:span text:style-name="T5">.</text:span>set_upstream(t1)</text:p>
        </text:section>
        <text:section text:style-name="Sect1" text:name="it-s-a-dag-definition-file">
          <text:h text:style-name="P8" text:outline-level="2"><text:soft-page-break/></text:h>
          <text:h text:style-name="P9" text:outline-level="2"><text:span text:style-name="T19">I</text:span>t’s a DAG definition file</text:h>
          <text:p text:style-name="P2"><text:span text:style-name="T15">One thing to wrap your head around (it may not be very intuitive for everyone at first) is that this Airflow Python script is really just a configuration file specifying the DAG’s structure as code. The actual tasks defined here will run in a different context from the context of this script. Different tasks run on different workers at different points in time, which means that this script cannot be used to cross communicate between tasks. Note that for this purpose we have a more advanced feature called </text:span><text:span text:style-name="Source_20_Text"><text:span text:style-name="T17">XCom</text:span></text:span><text:span text:style-name="T15">.</text:span></text:p>
          <text:p text:style-name="P1">People sometimes think of the DAG definition file as a place where they can do some actual data processing - that is not the case at all! The script’s purpose is to define a DAG object. It needs to evaluate quickly (seconds, not minutes) since the scheduler will execute it periodically to reflect the changes if any.</text:p>
        </text:section>
        <text:section text:style-name="Sect1" text:name="importing-modules">
          <text:h text:style-name="P8" text:outline-level="2">Importing Modules</text:h>
          <text:p text:style-name="P1">An Airflow pipeline is just a Python script that happens to define an Airflow DAG object. Let’s start by importing the libraries we will need.</text:p>
          <text:p text:style-name="P12"># The DAG object; we'll need this to instantiate a DAG</text:p>
          <text:p text:style-name="P19"><text:span text:style-name="T2">from</text:span> <text:span text:style-name="T4">airflow</text:span> <text:span text:style-name="T2">import</text:span> DAG</text:p>
          <text:p text:style-name="P24"/>
          <text:p text:style-name="P22"># Operators; we need this to operate!</text:p>
          <text:p text:style-name="P19"><text:span text:style-name="T2">from</text:span> <text:span text:style-name="T4">airflow.operators.bash_operator</text:span> <text:span text:style-name="T2">import</text:span> BashOperator</text:p>
        </text:section>
        <text:section text:style-name="Sect1" text:name="default-arguments">
          <text:h text:style-name="P8" text:outline-level="2">Default Arguments</text:h>
          <text:p text:style-name="P1">We’re about to create a DAG and some tasks, and we have the choice to explicitly pass a set of arguments to each task’s constructor (which would become redundant), or (better!) we can define a dictionary of default parameters that we can use when creating tasks.</text:p>
          <text:p text:style-name="P14"><text:span text:style-name="T2">from</text:span> <text:span text:style-name="T4">datetime</text:span> <text:span text:style-name="T2">import</text:span> datetime, timedelta</text:p>
          <text:p text:style-name="P24"/>
          <text:p text:style-name="P19">default_args <text:span text:style-name="T5">=</text:span> {</text:p>
          <text:p text:style-name="P21"><text:s text:c="4"/><text:span text:style-name="T9">'owner'</text:span><text:span text:style-name="T7">: </text:span><text:span text:style-name="T9">'airflow'</text:span><text:span text:style-name="T7">,</text:span></text:p>
          <text:p text:style-name="P21"><text:s text:c="4"/><text:span text:style-name="T9">'depends_on_past'</text:span><text:span text:style-name="T7">: </text:span><text:span text:style-name="T3">False</text:span><text:span text:style-name="T7">,</text:span></text:p>
          <text:p text:style-name="P21"><text:s text:c="4"/><text:span text:style-name="T9">'start_date'</text:span><text:span text:style-name="T7">: datetime(</text:span><text:span text:style-name="T11">2015</text:span><text:span text:style-name="T7">, </text:span><text:span text:style-name="T11">6</text:span><text:span text:style-name="T7">, </text:span><text:span text:style-name="T11">1</text:span><text:span text:style-name="T7">),</text:span></text:p>
          <text:p text:style-name="P21"><text:s text:c="4"/><text:span text:style-name="T9">'email'</text:span><text:span text:style-name="T7">: [</text:span><text:span text:style-name="T9">'airflow@example.com'</text:span><text:span text:style-name="T7">],</text:span></text:p>
          <text:p text:style-name="P21"><text:s text:c="4"/><text:span text:style-name="T9">'email_on_failure'</text:span><text:span text:style-name="T7">: </text:span><text:span text:style-name="T3">False</text:span><text:span text:style-name="T7">,</text:span></text:p>
          <text:p text:style-name="P21"><text:soft-page-break/><text:s text:c="4"/><text:span text:style-name="T9">'email_on_retry'</text:span><text:span text:style-name="T7">: </text:span><text:span text:style-name="T3">False</text:span><text:span text:style-name="T7">,</text:span></text:p>
          <text:p text:style-name="P21"><text:s text:c="4"/><text:span text:style-name="T9">'retries'</text:span><text:span text:style-name="T7">: </text:span><text:span text:style-name="T11">1</text:span><text:span text:style-name="T7">,</text:span></text:p>
          <text:p text:style-name="P21"><text:s text:c="4"/><text:span text:style-name="T9">'retry_delay'</text:span><text:span text:style-name="T7">: timedelta(minutes</text:span><text:span text:style-name="T6">=</text:span><text:span text:style-name="T11">5</text:span><text:span text:style-name="T7">),</text:span></text:p>
          <text:p text:style-name="P21"><text:s text:c="4"/><text:span text:style-name="T12"># 'queue': 'bash_queue',</text:span></text:p>
          <text:p text:style-name="P21"><text:s text:c="4"/><text:span text:style-name="T12"># 'pool': 'backfill',</text:span></text:p>
          <text:p text:style-name="P21"><text:s text:c="4"/><text:span text:style-name="T12"># 'priority_weight': 10,</text:span></text:p>
          <text:p text:style-name="P21"><text:s text:c="4"/><text:span text:style-name="T12"># 'end_date': datetime(2016, 1, 1),</text:span></text:p>
          <text:p text:style-name="P19">}</text:p>
          <text:p text:style-name="P2"><text:span text:style-name="T15">For more information about the BaseOperator’s parameters and what they do, refer to the </text:span><text:a xlink:type="simple" xlink:href="https://airflow.apache.org/code.html#airflow.models.BaseOperator" text:style-name="Internet_20_link" text:visited-style-name="Visited_20_Internet_20_Link"><text:span text:style-name="Source_20_Text"><text:span text:style-name="T16">airflow.models.BaseOperator</text:span></text:span></text:a><text:span text:style-name="T15"> documentation.</text:span></text:p>
          <text:p text:style-name="P1">Also, note that you could easily define different sets of arguments that would serve different purposes. An example of that would be to have different settings between a production and development environment.</text:p>
        </text:section>
        <text:section text:style-name="Sect1" text:name="instantiate-a-dag">
          <text:h text:style-name="P8" text:outline-level="2">Instantiate a DAG</text:h>
          <text:p text:style-name="P2"><text:span text:style-name="T15">We’ll need a DAG object to nest our tasks into. Here we pass a string that defines the </text:span><text:span text:style-name="Source_20_Text"><text:span text:style-name="T17">dag_id</text:span></text:span><text:span text:style-name="T15">, which serves as a unique identifier for your DAG. We also pass the default argument dictionary that we just defined and define a </text:span><text:span text:style-name="Source_20_Text"><text:span text:style-name="T17">schedule_interval</text:span></text:span><text:span text:style-name="T15"> of 1 day for the DAG.</text:span></text:p>
          <text:p text:style-name="P14">dag <text:span text:style-name="T5">=</text:span> DAG(</text:p>
          <text:p text:style-name="P21"><text:s text:c="4"/><text:span text:style-name="T9">'tutorial'</text:span><text:span text:style-name="T7">, default_args</text:span><text:span text:style-name="T6">=</text:span><text:span text:style-name="T7">default_args, schedule_interval</text:span><text:span text:style-name="T6">=</text:span><text:span text:style-name="T7">timedelta(days</text:span><text:span text:style-name="T6">=</text:span><text:span text:style-name="T11">1</text:span><text:span text:style-name="T7">))</text:span></text:p>
        </text:section>
        <text:section text:style-name="Sect1" text:name="tasks">
          <text:h text:style-name="P8" text:outline-level="2">Tasks</text:h>
          <text:p text:style-name="P2"><text:span text:style-name="T15">Tasks are generated when instantiating operator objects. An object instantiated from an operator is called a constructor. The first argument </text:span><text:span text:style-name="Source_20_Text"><text:span text:style-name="T17">task_id</text:span></text:span><text:span text:style-name="T15"> acts as a unique identifier for the task.</text:span></text:p>
          <text:p text:style-name="P14">t1 <text:span text:style-name="T5">=</text:span> BashOperator(</text:p>
          <text:p text:style-name="P21"><text:s text:c="4"/><text:span text:style-name="T7">task_id</text:span><text:span text:style-name="T6">=</text:span><text:span text:style-name="T9">'print_date'</text:span><text:span text:style-name="T7">,</text:span></text:p>
          <text:p text:style-name="P21"><text:s text:c="4"/><text:span text:style-name="T7">bash_command</text:span><text:span text:style-name="T6">=</text:span><text:span text:style-name="T9">'date'</text:span><text:span text:style-name="T7">,</text:span></text:p>
          <text:p text:style-name="P21"><text:s text:c="4"/><text:span text:style-name="T7">dag</text:span><text:span text:style-name="T6">=</text:span><text:span text:style-name="T7">dag)</text:span></text:p>
          <text:p text:style-name="P24"/>
          <text:p text:style-name="P19">t2 <text:span text:style-name="T5">=</text:span> BashOperator(</text:p>
          <text:p text:style-name="P21"><text:s text:c="4"/><text:span text:style-name="T7">task_id</text:span><text:span text:style-name="T6">=</text:span><text:span text:style-name="T9">'sleep'</text:span><text:span text:style-name="T7">,</text:span></text:p>
          <text:p text:style-name="P21"><text:s text:c="4"/><text:span text:style-name="T7">bash_command</text:span><text:span text:style-name="T6">=</text:span><text:span text:style-name="T9">'sleep 5'</text:span><text:span text:style-name="T7">,</text:span></text:p>
          <text:p text:style-name="P21"><text:s text:c="4"/><text:span text:style-name="T7">retries</text:span><text:span text:style-name="T6">=</text:span><text:span text:style-name="T11">3</text:span><text:span text:style-name="T7">,</text:span></text:p>
          <text:p text:style-name="P21"><text:soft-page-break/><text:s text:c="4"/><text:span text:style-name="T7">dag</text:span><text:span text:style-name="T6">=</text:span><text:span text:style-name="T7">dag)</text:span></text:p>
          <text:p text:style-name="P2"><text:span text:style-name="T15">Notice how we pass a mix of operator specific arguments (</text:span><text:span text:style-name="Source_20_Text"><text:span text:style-name="T17">bash_command</text:span></text:span><text:span text:style-name="T15">) and an argument common to all operators (</text:span><text:span text:style-name="Source_20_Text"><text:span text:style-name="T17">retries</text:span></text:span><text:span text:style-name="T15">) inherited from BaseOperator to the operator’s constructor. This is simpler than passing every argument for every constructor call. Also, notice that in the second task we override the </text:span><text:span text:style-name="Source_20_Text"><text:span text:style-name="T17">retries</text:span></text:span><text:span text:style-name="T15"> parameter with </text:span><text:span text:style-name="Source_20_Text"><text:span text:style-name="T17">3</text:span></text:span><text:span text:style-name="T15">.</text:span></text:p>
          <text:p text:style-name="P1">The precedence rules for a task are as follows:</text:p>
          <text:list xml:id="list710686654" text:style-name="L1">
            <text:list-item>
              <text:p text:style-name="P4">Explicitly passed arguments</text:p>
            </text:list-item>
            <text:list-item>
              <text:p text:style-name="P5"><text:span text:style-name="T15">Values that exist in the </text:span><text:span text:style-name="Source_20_Text"><text:span text:style-name="T17">default_args</text:span></text:span><text:span text:style-name="T15"> dictionary</text:span></text:p>
            </text:list-item>
            <text:list-item>
              <text:p text:style-name="P4">The operator’s default value, if one exists</text:p>
            </text:list-item>
          </text:list>
          <text:p text:style-name="P2"><text:span text:style-name="T15">A task must include or inherit the arguments </text:span><text:span text:style-name="Source_20_Text"><text:span text:style-name="T17">task_id</text:span></text:span><text:span text:style-name="T15"> and </text:span><text:span text:style-name="Source_20_Text"><text:span text:style-name="T17">owner</text:span></text:span><text:span text:style-name="T15">, otherwise Airflow will raise an exception.</text:span></text:p>
        </text:section>
        <text:section text:style-name="Sect1" text:name="templating-with-jinja">
          <text:h text:style-name="P8" text:outline-level="2">Templating with Jinja</text:h>
          <text:p text:style-name="P2"><text:span text:style-name="T15">Airflow leverages the power of </text:span><text:a xlink:type="simple" xlink:href="http://jinja.pocoo.org/docs/dev/" text:style-name="Internet_20_link" text:visited-style-name="Visited_20_Internet_20_Link"><text:span text:style-name="T18">Jinja Templating</text:span></text:a><text:span text:style-name="T15"> and provides the pipeline author with a set of built-in parameters and macros. Airflow also provides hooks for the pipeline author to define their own parameters, macros and templates.</text:span></text:p>
          <text:p text:style-name="P2"><text:span text:style-name="T15">This tutorial barely scratches the surface of what you can do with templating in Airflow, but the goal of this section is to let you know this feature exists, get you familiar with double curly brackets, and point to the most common template variable: </text:span><text:span text:style-name="Source_20_Text"><text:span text:style-name="T17">{{ ds }}</text:span></text:span><text:span text:style-name="T15"> (today’s “date stamp”).</text:span></text:p>
          <text:p text:style-name="P14">templated_command <text:span text:style-name="T5">=</text:span> <text:span text:style-name="T8">"""</text:span></text:p>
          <text:p text:style-name="P21"><text:span text:style-name="T8"><text:s text:c="4"/></text:span><text:span text:style-name="T9">{</text:span><text:span text:style-name="T13">% f</text:span><text:span text:style-name="T9">or i in range(5) %}</text:span></text:p>
          <text:p text:style-name="P18"><text:s text:c="8"/><text:span text:style-name="T7">echo "{{ ds }}"</text:span></text:p>
          <text:p text:style-name="P18"><text:s text:c="8"/><text:span text:style-name="T7">echo "{{ macros.ds_add(ds, 7) }}"</text:span></text:p>
          <text:p text:style-name="P18"><text:s text:c="8"/><text:span text:style-name="T7">echo "{{ params.my_param }}"</text:span></text:p>
          <text:p text:style-name="P21"><text:span text:style-name="T8"><text:s text:c="4"/></text:span><text:span text:style-name="T9">{</text:span><text:span text:style-name="T13">% e</text:span><text:span text:style-name="T9">ndfor %}</text:span></text:p>
          <text:p text:style-name="P17">"""</text:p>
          <text:p text:style-name="P24"/>
          <text:p text:style-name="P19">t3 <text:span text:style-name="T5">=</text:span> BashOperator(</text:p>
          <text:p text:style-name="P21"><text:s text:c="4"/><text:span text:style-name="T7">task_id</text:span><text:span text:style-name="T6">=</text:span><text:span text:style-name="T9">'templated'</text:span><text:span text:style-name="T7">,</text:span></text:p>
          <text:p text:style-name="P21"><text:soft-page-break/><text:s text:c="4"/><text:span text:style-name="T7">bash_command</text:span><text:span text:style-name="T6">=</text:span><text:span text:style-name="T7">templated_command,</text:span></text:p>
          <text:p text:style-name="P21"><text:s text:c="4"/><text:span text:style-name="T7">params</text:span><text:span text:style-name="T6">=</text:span><text:span text:style-name="T7">{</text:span><text:span text:style-name="T9">'my_param'</text:span><text:span text:style-name="T7">: </text:span><text:span text:style-name="T9">'Parameter I passed in'</text:span><text:span text:style-name="T7">},</text:span></text:p>
          <text:p text:style-name="P21"><text:s text:c="4"/><text:span text:style-name="T7">dag</text:span><text:span text:style-name="T6">=</text:span><text:span text:style-name="T7">dag)</text:span></text:p>
          <text:p text:style-name="P2"><text:span text:style-name="T15">Notice that the </text:span><text:span text:style-name="Source_20_Text"><text:span text:style-name="T17">templated_command</text:span></text:span><text:span text:style-name="T15"> contains code logic in </text:span><text:span text:style-name="Source_20_Text"><text:span text:style-name="T17">{% %}</text:span></text:span><text:span text:style-name="T15"> blocks, references parameters like </text:span><text:span text:style-name="Source_20_Text"><text:span text:style-name="T17">{{ ds }}</text:span></text:span><text:span text:style-name="T15">, calls a function as in </text:span><text:span text:style-name="Source_20_Text"><text:span text:style-name="T17">{{ macros.ds_add(ds, 7)}}</text:span></text:span><text:span text:style-name="T15">, and references a user-defined parameter in </text:span><text:span text:style-name="Source_20_Text"><text:span text:style-name="T17">{{ params.my_param }}</text:span></text:span><text:span text:style-name="T15">.</text:span></text:p>
          <text:p text:style-name="P2"><text:span text:style-name="T15">The </text:span><text:span text:style-name="Source_20_Text"><text:span text:style-name="T17">params</text:span></text:span><text:span text:style-name="T15"> hook in </text:span><text:span text:style-name="Source_20_Text"><text:span text:style-name="T17">BaseOperator</text:span></text:span><text:span text:style-name="T15"> allows you to pass a dictionary of parameters and/or objects to your templates. Please take the time to understand how the parameter </text:span><text:span text:style-name="Source_20_Text"><text:span text:style-name="T17">my_param</text:span></text:span><text:span text:style-name="T15"> makes it through to the template.</text:span></text:p>
          <text:p text:style-name="P2"><text:span text:style-name="T15">Files can also be passed to the </text:span><text:span text:style-name="Source_20_Text"><text:span text:style-name="T17">bash_command</text:span></text:span><text:span text:style-name="T15"> argument, like </text:span><text:span text:style-name="Source_20_Text"><text:span text:style-name="T17">bash_command='templated_command.sh'</text:span></text:span><text:span text:style-name="T15">, where the file location is relative to the directory containing the pipeline file (</text:span><text:span text:style-name="Source_20_Text"><text:span text:style-name="T17">tutorial.py</text:span></text:span><text:span text:style-name="T15"> in this case). This may be desirable for many reasons, like separating your script’s logic and pipeline code, allowing for proper code highlighting in files composed in different languages, and general flexibility in structuring pipelines. It is also possible to define your </text:span><text:span text:style-name="Source_20_Text"><text:span text:style-name="T17">template_searchpath</text:span></text:span><text:span text:style-name="T15"> as pointing to any folder locations in the DAG constructor call.</text:span></text:p>
          <text:p text:style-name="P2"><text:span text:style-name="T15">Using that same DAG constructor call, it is possible to define </text:span><text:span text:style-name="Source_20_Text"><text:span text:style-name="T17">user_defined_macros</text:span></text:span><text:span text:style-name="T15"> which allow you to specify your own variables. For example, passing </text:span><text:span text:style-name="Source_20_Text"><text:span text:style-name="T17">dict(foo='bar')</text:span></text:span><text:span text:style-name="T15"> to this argument allows you to use </text:span><text:span text:style-name="Source_20_Text"><text:span text:style-name="T17">{{ foo }}</text:span></text:span><text:span text:style-name="T15"> in your templates. Moreover, specifying </text:span><text:span text:style-name="Source_20_Text"><text:span text:style-name="T17">user_defined_filters</text:span></text:span><text:span text:style-name="T15"> allow you to register you own filters. For example, passing </text:span><text:span text:style-name="Source_20_Text"><text:span text:style-name="T17">dict(hello=lambda name: 'Hello %s' % name)</text:span></text:span><text:span text:style-name="T15"> to this argument allows you to use </text:span><text:span text:style-name="Source_20_Text"><text:span text:style-name="T17">{{ 'world' | hello }}</text:span></text:span><text:span text:style-name="T15"> in your templates. For more information regarding custom filters have a look at the </text:span><text:a xlink:type="simple" xlink:href="http://jinja.pocoo.org/docs/dev/api/#writing-filters" text:style-name="Internet_20_link" text:visited-style-name="Visited_20_Internet_20_Link"><text:span text:style-name="T18">Jinja Documentation</text:span></text:a></text:p>
          <text:p text:style-name="P2"><text:span text:style-name="T15">For more information on the variables and macros that can be referenced in templates, make sure to read through the </text:span><text:a xlink:type="simple" xlink:href="https://airflow.apache.org/code.html#macros" text:style-name="Internet_20_link" text:visited-style-name="Visited_20_Internet_20_Link"><text:span text:style-name="T18">Macros</text:span></text:a><text:span text:style-name="T15"> section</text:span></text:p>
        </text:section>
        <text:section text:style-name="Sect1" text:name="setting-up-dependencies">
          <text:h text:style-name="P8" text:outline-level="2">Setting up Dependencies</text:h>
          <text:p text:style-name="P2"><text:span text:style-name="T15">We have tasks </text:span><text:span text:style-name="Citation"><text:span text:style-name="T15">t1</text:span></text:span><text:span text:style-name="T15">, </text:span><text:span text:style-name="Citation"><text:span text:style-name="T15">t2</text:span></text:span><text:span text:style-name="T15"> and </text:span><text:span text:style-name="Citation"><text:span text:style-name="T15">t3</text:span></text:span><text:span text:style-name="T15"> that do not depend on each other. Here’s a few ways you can define dependencies between them:</text:span></text:p>
          <text:p text:style-name="P14">t1<text:span text:style-name="T5">.</text:span>set_downstream(t2)</text:p>
          <text:p text:style-name="P24"/>
          <text:p text:style-name="P22"># This means that t2 will depend on t1</text:p>
          <text:p text:style-name="P22"><text:soft-page-break/># running successfully to run.</text:p>
          <text:p text:style-name="P22"># It is equivalent to:</text:p>
          <text:p text:style-name="P19">t2<text:span text:style-name="T5">.</text:span>set_upstream(t1)</text:p>
          <text:p text:style-name="P24"/>
          <text:p text:style-name="P22"># The bit shift operator can also be</text:p>
          <text:p text:style-name="P22"># used to chain operations:</text:p>
          <text:p text:style-name="P19">t1 <text:span text:style-name="T5">&gt;&gt;</text:span> t2</text:p>
          <text:p text:style-name="P24"/>
          <text:p text:style-name="P22"># And the upstream dependency with the</text:p>
          <text:p text:style-name="P22"># bit shift operator:</text:p>
          <text:p text:style-name="P19">t2 <text:span text:style-name="T5">&lt;&lt;</text:span> t1</text:p>
          <text:p text:style-name="P24"/>
          <text:p text:style-name="P22"># Chaining multiple dependencies becomes</text:p>
          <text:p text:style-name="P22"># concise with the bit shift operator:</text:p>
          <text:p text:style-name="P19">t1 <text:span text:style-name="T5">&gt;&gt;</text:span> t2 <text:span text:style-name="T5">&gt;&gt;</text:span> t3</text:p>
          <text:p text:style-name="P24"/>
          <text:p text:style-name="P22"># A list of tasks can also be set as</text:p>
          <text:p text:style-name="P22"># dependencies. These operations</text:p>
          <text:p text:style-name="P22"># all have the same effect:</text:p>
          <text:p text:style-name="P19">t1<text:span text:style-name="T5">.</text:span>set_downstream([t2, t3])</text:p>
          <text:p text:style-name="P19">t1 <text:span text:style-name="T5">&gt;&gt;</text:span> [t2, t3]</text:p>
          <text:p text:style-name="P19">[t2, t3] <text:span text:style-name="T5">&lt;&lt;</text:span> t1</text:p>
          <text:p text:style-name="P1">Note that when executing your script, Airflow will raise exceptions when it finds cycles in your DAG or when a dependency is referenced more than once.</text:p>
        </text:section>
        <text:section text:style-name="Sect1" text:name="recap">
          <text:h text:style-name="P8" text:outline-level="2">Recap</text:h>
          <text:p text:style-name="P1">Alright, so we have a pretty basic DAG. At this point your code should look something like this:</text:p>
          <text:p text:style-name="P11">"""</text:p>
          <text:p text:style-name="P16">Code that goes along with the Airflow tutorial located at:</text:p>
          <text:p text:style-name="P16">https://github.com/apache/incubator-airflow/blob/master/airflow/example_dags/tutorial.py</text:p>
          <text:p text:style-name="P16">"""</text:p>
          <text:p text:style-name="P19"><text:span text:style-name="T2">from</text:span> <text:span text:style-name="T4">airflow</text:span> <text:span text:style-name="T2">import</text:span> DAG</text:p>
          <text:p text:style-name="P19"><text:span text:style-name="T2">from</text:span> <text:span text:style-name="T4">airflow.operators.bash_operator</text:span> <text:span text:style-name="T2">import</text:span> BashOperator</text:p>
          <text:p text:style-name="P19"><text:span text:style-name="T2">from</text:span> <text:span text:style-name="T4">datetime</text:span> <text:span text:style-name="T2">import</text:span> datetime, timedelta</text:p>
          <text:p text:style-name="P24"/>
          <text:p text:style-name="P24"><text:soft-page-break/></text:p>
          <text:p text:style-name="P19">default_args <text:span text:style-name="T5">=</text:span> {</text:p>
          <text:p text:style-name="P21"><text:s text:c="4"/><text:span text:style-name="T9">'owner'</text:span><text:span text:style-name="T7">: </text:span><text:span text:style-name="T9">'airflow'</text:span><text:span text:style-name="T7">,</text:span></text:p>
          <text:p text:style-name="P21"><text:s text:c="4"/><text:span text:style-name="T9">'depends_on_past'</text:span><text:span text:style-name="T7">: </text:span><text:span text:style-name="T3">False</text:span><text:span text:style-name="T7">,</text:span></text:p>
          <text:p text:style-name="P21"><text:s text:c="4"/><text:span text:style-name="T9">'start_date'</text:span><text:span text:style-name="T7">: datetime(</text:span><text:span text:style-name="T11">2015</text:span><text:span text:style-name="T7">, </text:span><text:span text:style-name="T11">6</text:span><text:span text:style-name="T7">, </text:span><text:span text:style-name="T11">1</text:span><text:span text:style-name="T7">),</text:span></text:p>
          <text:p text:style-name="P21"><text:s text:c="4"/><text:span text:style-name="T9">'email'</text:span><text:span text:style-name="T7">: [</text:span><text:span text:style-name="T9">'airflow@example.com'</text:span><text:span text:style-name="T7">],</text:span></text:p>
          <text:p text:style-name="P21"><text:s text:c="4"/><text:span text:style-name="T9">'email_on_failure'</text:span><text:span text:style-name="T7">: </text:span><text:span text:style-name="T3">False</text:span><text:span text:style-name="T7">,</text:span></text:p>
          <text:p text:style-name="P21"><text:s text:c="4"/><text:span text:style-name="T9">'email_on_retry'</text:span><text:span text:style-name="T7">: </text:span><text:span text:style-name="T3">False</text:span><text:span text:style-name="T7">,</text:span></text:p>
          <text:p text:style-name="P21"><text:s text:c="4"/><text:span text:style-name="T9">'retries'</text:span><text:span text:style-name="T7">: </text:span><text:span text:style-name="T11">1</text:span><text:span text:style-name="T7">,</text:span></text:p>
          <text:p text:style-name="P21"><text:s text:c="4"/><text:span text:style-name="T9">'retry_delay'</text:span><text:span text:style-name="T7">: timedelta(minutes</text:span><text:span text:style-name="T6">=</text:span><text:span text:style-name="T11">5</text:span><text:span text:style-name="T7">),</text:span></text:p>
          <text:p text:style-name="P21"><text:s text:c="4"/><text:span text:style-name="T12"># 'queue': 'bash_queue',</text:span></text:p>
          <text:p text:style-name="P21"><text:s text:c="4"/><text:span text:style-name="T12"># 'pool': 'backfill',</text:span></text:p>
          <text:p text:style-name="P21"><text:s text:c="4"/><text:span text:style-name="T12"># 'priority_weight': 10,</text:span></text:p>
          <text:p text:style-name="P21"><text:s text:c="4"/><text:span text:style-name="T12"># 'end_date': datetime(2016, 1, 1),</text:span></text:p>
          <text:p text:style-name="P19">}</text:p>
          <text:p text:style-name="P24"/>
          <text:p text:style-name="P19">dag <text:span text:style-name="T5">=</text:span> DAG(</text:p>
          <text:p text:style-name="P21"><text:s text:c="4"/><text:span text:style-name="T9">'tutorial'</text:span><text:span text:style-name="T7">, default_args</text:span><text:span text:style-name="T6">=</text:span><text:span text:style-name="T7">default_args, schedule_interval</text:span><text:span text:style-name="T6">=</text:span><text:span text:style-name="T7">timedelta(days</text:span><text:span text:style-name="T6">=</text:span><text:span text:style-name="T11">1</text:span><text:span text:style-name="T7">))</text:span></text:p>
          <text:p text:style-name="P24"/>
          <text:p text:style-name="P22"># t1, t2 and t3 are examples of tasks created by instantiating operators</text:p>
          <text:p text:style-name="P19">t1 <text:span text:style-name="T5">=</text:span> BashOperator(</text:p>
          <text:p text:style-name="P21"><text:s text:c="4"/><text:span text:style-name="T7">task_id</text:span><text:span text:style-name="T6">=</text:span><text:span text:style-name="T9">'print_date'</text:span><text:span text:style-name="T7">,</text:span></text:p>
          <text:p text:style-name="P21"><text:s text:c="4"/><text:span text:style-name="T7">bash_command</text:span><text:span text:style-name="T6">=</text:span><text:span text:style-name="T9">'date'</text:span><text:span text:style-name="T7">,</text:span></text:p>
          <text:p text:style-name="P21"><text:s text:c="4"/><text:span text:style-name="T7">dag</text:span><text:span text:style-name="T6">=</text:span><text:span text:style-name="T7">dag)</text:span></text:p>
          <text:p text:style-name="P24"/>
          <text:p text:style-name="P19">t2 <text:span text:style-name="T5">=</text:span> BashOperator(</text:p>
          <text:p text:style-name="P21"><text:s text:c="4"/><text:span text:style-name="T7">task_id</text:span><text:span text:style-name="T6">=</text:span><text:span text:style-name="T9">'sleep'</text:span><text:span text:style-name="T7">,</text:span></text:p>
          <text:p text:style-name="P21"><text:s text:c="4"/><text:span text:style-name="T7">bash_command</text:span><text:span text:style-name="T6">=</text:span><text:span text:style-name="T9">'sleep 5'</text:span><text:span text:style-name="T7">,</text:span></text:p>
          <text:p text:style-name="P21"><text:s text:c="4"/><text:span text:style-name="T7">retries</text:span><text:span text:style-name="T6">=</text:span><text:span text:style-name="T11">3</text:span><text:span text:style-name="T7">,</text:span></text:p>
          <text:p text:style-name="P21"><text:s text:c="4"/><text:span text:style-name="T7">dag</text:span><text:span text:style-name="T6">=</text:span><text:span text:style-name="T7">dag)</text:span></text:p>
          <text:p text:style-name="P24"/>
          <text:p text:style-name="P19">templated_command <text:span text:style-name="T5">=</text:span> <text:span text:style-name="T8">"""</text:span></text:p>
          <text:p text:style-name="P21"><text:span text:style-name="T8"><text:s text:c="4"/></text:span><text:span text:style-name="T9">{</text:span><text:span text:style-name="T13">% f</text:span><text:span text:style-name="T9">or i in range(5) %}</text:span></text:p>
          <text:p text:style-name="P18"><text:s text:c="8"/><text:span text:style-name="T7">echo "{{ ds }}"</text:span></text:p>
          <text:p text:style-name="P18"><text:s text:c="8"/><text:span text:style-name="T7">echo "{{ macros.ds_add(ds, 7)}}"</text:span></text:p>
          <text:p text:style-name="P18"><text:soft-page-break/><text:s text:c="8"/><text:span text:style-name="T7">echo "{{ params.my_param }}"</text:span></text:p>
          <text:p text:style-name="P21"><text:span text:style-name="T8"><text:s text:c="4"/></text:span><text:span text:style-name="T9">{</text:span><text:span text:style-name="T13">% e</text:span><text:span text:style-name="T9">ndfor %}</text:span></text:p>
          <text:p text:style-name="P17">"""</text:p>
          <text:p text:style-name="P24"/>
          <text:p text:style-name="P19">t3 <text:span text:style-name="T5">=</text:span> BashOperator(</text:p>
          <text:p text:style-name="P21"><text:s text:c="4"/><text:span text:style-name="T7">task_id</text:span><text:span text:style-name="T6">=</text:span><text:span text:style-name="T9">'templated'</text:span><text:span text:style-name="T7">,</text:span></text:p>
          <text:p text:style-name="P21"><text:s text:c="4"/><text:span text:style-name="T7">bash_command</text:span><text:span text:style-name="T6">=</text:span><text:span text:style-name="T7">templated_command,</text:span></text:p>
          <text:p text:style-name="P21"><text:s text:c="4"/><text:span text:style-name="T7">params</text:span><text:span text:style-name="T6">=</text:span><text:span text:style-name="T7">{</text:span><text:span text:style-name="T9">'my_param'</text:span><text:span text:style-name="T7">: </text:span><text:span text:style-name="T9">'Parameter I passed in'</text:span><text:span text:style-name="T7">},</text:span></text:p>
          <text:p text:style-name="P21"><text:s text:c="4"/><text:span text:style-name="T7">dag</text:span><text:span text:style-name="T6">=</text:span><text:span text:style-name="T7">dag)</text:span></text:p>
          <text:p text:style-name="P24"/>
          <text:p text:style-name="P19">t2<text:span text:style-name="T5">.</text:span>set_upstream(t1)</text:p>
          <text:p text:style-name="P19">t3<text:span text:style-name="T5">.</text:span>set_upstream(t1)</text:p>
        </text:section>
        <text:section text:style-name="Sect1" text:name="testing">
          <text:h text:style-name="P8" text:outline-level="2">Testing</text:h>
          <text:section text:style-name="Sect1" text:name="running-the-script">
            <text:h text:style-name="P26" text:outline-level="3">Running the Script</text:h>
            <text:p text:style-name="P2"><text:span text:style-name="T15">Time to run some tests. First let’s make sure that the pipeline parses. Let’s assume we’re saving the code from the previous step in </text:span><text:span text:style-name="Source_20_Text"><text:span text:style-name="T17">tutorial.py</text:span></text:span><text:span text:style-name="T15"> in the DAGs folder referenced in your </text:span><text:span text:style-name="Source_20_Text"><text:span text:style-name="T17">airflow.cfg</text:span></text:span><text:span text:style-name="T15">. The default location for your DAGs is </text:span><text:span text:style-name="Source_20_Text"><text:span text:style-name="T17">~/airflow/dags</text:span></text:span><text:span text:style-name="T15">.</text:span></text:p>
            <text:p text:style-name="P15">python ~/airflow/dags/tutorial.py</text:p>
            <text:p text:style-name="P1">If the script does not raise an exception it means that you haven’t done anything horribly wrong, and that your Airflow environment is somewhat sound.</text:p>
          </text:section>
          <text:section text:style-name="Sect1" text:name="command-line-metadata-validation">
            <text:h text:style-name="P27" text:outline-level="3">Command Line Metadata Validation</text:h>
            <text:p text:style-name="P1">Let’s run a few commands to validate this script further.</text:p>
            <text:p text:style-name="P13"># print the list of active DAGs</text:p>
            <text:p text:style-name="P20">airflow list_dags</text:p>
            <text:p text:style-name="P24"/>
            <text:p text:style-name="P23"># prints the list of tasks the "tutorial" dag_id</text:p>
            <text:p text:style-name="P20">airflow list_tasks tutorial</text:p>
            <text:p text:style-name="P24"/>
            <text:p text:style-name="P23"># prints the hierarchy of tasks in the tutorial DAG</text:p>
            <text:p text:style-name="P20">airflow list_tasks tutorial --tree</text:p>
          </text:section>
          <text:section text:style-name="Sect1" text:name="id1">
            <text:h text:style-name="P27" text:outline-level="3">Testing</text:h>
            <text:p text:style-name="P2"><text:span text:style-name="T15">Let’s test by running the actual task instances on a specific date. The date specified in this context is an </text:span><text:span text:style-name="Source_20_Text"><text:span text:style-name="T17">execution_date</text:span></text:span><text:span text:style-name="T15">, which simulates the scheduler running your task or dag at a specific date + time:</text:span></text:p>
            <text:p text:style-name="P13"><text:soft-page-break/># command layout: command subcommand dag_id task_id date</text:p>
            <text:p text:style-name="P24"/>
            <text:p text:style-name="P23"># testing print_date</text:p>
            <text:p text:style-name="P20">airflow <text:span text:style-name="T1">test</text:span> tutorial print_date <text:span text:style-name="T10">2015</text:span>-06-01</text:p>
            <text:p text:style-name="P24"/>
            <text:p text:style-name="P23"># testing sleep</text:p>
            <text:p text:style-name="P20">airflow <text:span text:style-name="T1">test</text:span> tutorial sleep <text:span text:style-name="T10">2015</text:span>-06-01</text:p>
            <text:p text:style-name="P1">Now remember what we did with templating earlier? See how this template gets rendered and executed by running this command:</text:p>
            <text:p text:style-name="P13"># testing templated</text:p>
            <text:p text:style-name="P20">airflow <text:span text:style-name="T1">test</text:span> tutorial templated <text:span text:style-name="T10">2015</text:span>-06-01</text:p>
            <text:p text:style-name="P1">This should result in displaying a verbose log of events and ultimately running your bash command and printing the result.</text:p>
            <text:p text:style-name="P2"><text:span text:style-name="T15">Note that the </text:span><text:span text:style-name="Source_20_Text"><text:span text:style-name="T17">airflow test</text:span></text:span><text:span text:style-name="T15"> command runs task instances locally, outputs their log to stdout (on screen), doesn’t bother with dependencies, and doesn’t communicate state (running, success, failed, …) to the database. It simply allows testing a single task instance.</text:span></text:p>
          </text:section>
          <text:section text:style-name="Sect1" text:name="backfill">
            <text:h text:style-name="P27" text:outline-level="3">Backfill</text:h>
            <text:p text:style-name="P2"><text:span text:style-name="T15">Everything looks like it’s running fine so let’s run a backfill. </text:span><text:span text:style-name="Source_20_Text"><text:span text:style-name="T17">backfill</text:span></text:span><text:span text:style-name="T15"> will respect your dependencies, emit logs into files and talk to the database to record status. If you do have a webserver up, you’ll be able to track the progress. </text:span><text:span text:style-name="Source_20_Text"><text:span text:style-name="T17">airflow webserver</text:span></text:span><text:span text:style-name="T15"> will start a web server if you are interested in tracking the progress visually as your backfill progresses.</text:span></text:p>
            <text:p text:style-name="P2"><text:span text:style-name="T15">Note that if you use </text:span><text:span text:style-name="Source_20_Text"><text:span text:style-name="T17">depends_on_past=True</text:span></text:span><text:span text:style-name="T15">, individual task instances will depend on the success of the preceding task instance, except for the start_date specified itself, for which this dependency is disregarded.</text:span></text:p>
            <text:p text:style-name="P2"><text:span text:style-name="T15">The date range in this context is a </text:span><text:span text:style-name="Source_20_Text"><text:span text:style-name="T17">start_date</text:span></text:span><text:span text:style-name="T15"> and optionally an </text:span><text:span text:style-name="Source_20_Text"><text:span text:style-name="T17">end_date</text:span></text:span><text:span text:style-name="T15">, which are used to populate the run schedule with task instances from this dag.</text:span></text:p>
            <text:p text:style-name="P13"># optional, start a web server in debug mode in the background</text:p>
            <text:p text:style-name="P23"># airflow webserver --debug &amp;</text:p>
            <text:p text:style-name="P24"/>
            <text:p text:style-name="P23"># start your backfill on a date range</text:p>
            <text:p text:style-name="P20">airflow backfill tutorial -s <text:span text:style-name="T10">2015</text:span>-06-01 -e <text:span text:style-name="T10">2015</text:span>-06-07</text:p>
          </text:section>
        </text:section>
        <text:section text:style-name="Sect1" text:name="what-s-next">
          <text:h text:style-name="P8" text:outline-level="2"><text:soft-page-break/>What’s Next?</text:h>
          <text:p text:style-name="P1">That’s it, you’ve written, tested and backfilled your very first Airflow pipeline. Merging your code into a code repository that has a master scheduler running against it should get it to get triggered and run every day.</text:p>
          <text:p text:style-name="P1">Here’s a few things you might want to do next:</text:p>
          <text:list xml:id="list1850661622" text:style-name="L2">
            <text:list-item>
              <text:p text:style-name="P3">Take an in-depth tour of the UI - click all the things!</text:p>
            </text:list-item>
            <text:list-item>
              <text:p text:style-name="P6">Keep reading the docs! Especially the sections on:</text:p>
              <text:list>
                <text:list-item>
                  <text:p text:style-name="P10">Command line interface</text:p>
                </text:list-item>
                <text:list-item>
                  <text:p text:style-name="P10">Operators</text:p>
                </text:list-item>
                <text:list-item>
                  <text:p text:style-name="P10">Macros</text:p>
                </text:list-item>
              </text:list>
            </text:list-item>
            <text:list-item>
              <text:p text:style-name="P3">Write your first pipeline!</text:p>
            </text:list-item>
          </text:list>
        </text:section>
      </text:section>
      <text:p text:style-name="Standard"><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Roboto Slab" svg:font-family="'Roboto Slab', ff-tisa-web-pro, Georgia, Arial, sans-serif"/>
    <style:font-face style:name="SFMono-Regular" svg:font-family="SFMono-Regular, Menlo, Monaco, Consolas, 'Liberation Mono', 'Courier New',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7:06:03.324000000</meta:creation-date>
    <dc:date>2019-01-15T17:11:06.622000000</dc:date>
    <meta:editing-duration>PT5M2S</meta:editing-duration>
    <meta:editing-cycles>2</meta:editing-cycles>
    <meta:generator>LibreOffice/6.1.3.2$Windows_X86_64 LibreOffice_project/86daf60bf00efa86ad547e59e09d6bb77c699acb</meta:generator>
    <meta:document-statistic meta:table-count="0" meta:image-count="0" meta:object-count="0" meta:page-count="11" meta:paragraph-count="234" meta:word-count="1913" meta:character-count="13047" meta:non-whitespace-character-count="10999"/>
  </office:meta>
</office:document-meta>
</file>